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28"/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49.15mm" svg:height="88.27mm" svg:x="110.96mm" svg:y="6.66mm">
            <loext:p draw:notify-on-update-of-ranges="Sheet1.A5:Sheet1.A19 Sheet1.B5:Sheet1.C5 Sheet1.B6:Sheet1.B19 Sheet1.B5:Sheet1.C5 Sheet1.C6:Sheet1.C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3.43mm" svg:height="74.67mm" svg:x="266.8mm" svg:y="13.87mm">
            <loext:p draw:notify-on-update-of-ranges="Sheet1.D5:Sheet1.D5 Sheet1.D6:Sheet1.D1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42.19mm" svg:height="89.6mm" svg:x="116.34mm" svg:y="103.73mm">
            <loext:p draw:notify-on-update-of-ranges="Sheet1.A24:Sheet1.A36 Sheet1.B24:Sheet1.B24 Sheet1.B25:Sheet1.B3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60.02mm" svg:height="89.87mm" svg:x="263mm" svg:y="103.79mm">
            <loext:p draw:notify-on-update-of-ranges="Sheet1.B24:Sheet1.B24 Sheet1.B25:Sheet1.B36 Sheet1.C24:Sheet1.C24 Sheet1.C25:Sheet1.C3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Resolution</text:p>
          </table:table-cell>
          <table:table-cell office:value-type="string" calcext:value-type="string">
            <text:p>1280x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eration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cm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Pixel From Horizon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iff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[.B6]-[.C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[.B7]-[.C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7" calcext:value-type="float">
            <text:p>357</text:p>
          </table:table-cell>
          <table:table-cell office:value-type="float" office:value="347" calcext:value-type="float">
            <text:p>347</text:p>
          </table:table-cell>
          <table:table-cell table:formula="of:=[.B8]-[.C8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8" calcext:value-type="float">
            <text:p>298</text:p>
          </table:table-cell>
          <table:table-cell office:value-type="float" office:value="295" calcext:value-type="float">
            <text:p>295</text:p>
          </table:table-cell>
          <table:table-cell table:formula="of:=[.B9]-[.C9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3" calcext:value-type="float">
            <text:p>253</text:p>
          </table:table-cell>
          <table:table-cell office:value-type="float" office:value="251" calcext:value-type="float">
            <text:p>251</text:p>
          </table:table-cell>
          <table:table-cell table:formula="of:=[.B10]-[.C10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0" calcext:value-type="float">
            <text:p>210</text:p>
          </table:table-cell>
          <table:table-cell office:value-type="float" office:value="197" calcext:value-type="float">
            <text:p>197</text:p>
          </table:table-cell>
          <table:table-cell table:formula="of:=[.B11]-[.C11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float" office:value="165" calcext:value-type="float">
            <text:p>165</text:p>
          </table:table-cell>
          <table:table-cell table:formula="of:=[.B12]-[.C1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1" calcext:value-type="float">
            <text:p>151</text:p>
          </table:table-cell>
          <table:table-cell office:value-type="float" office:value="142" calcext:value-type="float">
            <text:p>142</text:p>
          </table:table-cell>
          <table:table-cell table:formula="of:=[.B13]-[.C13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26" calcext:value-type="float">
            <text:p>126</text:p>
          </table:table-cell>
          <table:table-cell table:formula="of:=[.B14]-[.C14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116" calcext:value-type="float">
            <text:p>116</text:p>
          </table:table-cell>
          <table:table-cell table:formula="of:=[.B15]-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table:formula="of:=[.B16]-[.C16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table:formula="of:=[.B17]-[.C1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table:formula="of:=[.B18]-[.C1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formula="of:=[.B19]-[.C19]" office:value-type="float" office:value="1" calcext:value-type="float">
            <text:p>1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PTC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Calc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7" calcext:value-type="float">
            <text:p>357</text:p>
          </table:table-cell>
          <table:table-cell table:style-name="ce2" table:formula="of:=[.$B$2]/[.A25]" office:value-type="float" office:value="0.34" calcext:value-type="float">
            <text:p>0.3400000</text:p>
          </table:table-cell>
          <table:table-cell table:formula="of:=[.$B$2]/TAN([.B25]*[.$B$42]+[.$B$43])" office:value-type="float" office:value="19.653844698788" calcext:value-type="float">
            <text:p>19.65</text:p>
          </table:table-cell>
          <table:table-cell table:style-name="ce3" table:formula="of:=([.D25]/[.A25])-1" office:value-type="percentage" office:value="-0.0173077650606024" calcext:value-type="percentage">
            <text:p>-1.73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8" calcext:value-type="float">
            <text:p>298</text:p>
          </table:table-cell>
          <table:table-cell table:style-name="ce2" table:formula="of:=[.$B$2]/[.A26]" office:value-type="float" office:value="0.272" calcext:value-type="float">
            <text:p>0.2720000</text:p>
          </table:table-cell>
          <table:table-cell table:formula="of:=[.$B$2]/TAN([.B26]*[.$B$42]+[.$B$43])" office:value-type="float" office:value="24.3804041736232" calcext:value-type="float">
            <text:p>24.38</text:p>
          </table:table-cell>
          <table:table-cell table:style-name="ce3" table:formula="of:=([.D26]/[.A26])-1" office:value-type="percentage" office:value="-0.0247838330550707" calcext:value-type="percentage">
            <text:p>-2.48%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3" calcext:value-type="float">
            <text:p>253</text:p>
          </table:table-cell>
          <table:table-cell table:style-name="ce2" table:formula="of:=[.$B$2]/[.A27]" office:value-type="float" office:value="0.226666666666667" calcext:value-type="float">
            <text:p>0.2266667</text:p>
          </table:table-cell>
          <table:table-cell table:formula="of:=[.$B$2]/TAN([.B27]*[.$B$42]+[.$B$43])" office:value-type="float" office:value="29.6558054390703" calcext:value-type="float">
            <text:p>29.66</text:p>
          </table:table-cell>
          <table:table-cell table:style-name="ce3" table:formula="of:=([.D27]/[.A27])-1" office:value-type="percentage" office:value="-0.0114731520309909" calcext:value-type="percentage">
            <text:p>-1.15%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0" calcext:value-type="float">
            <text:p>210</text:p>
          </table:table-cell>
          <table:table-cell table:style-name="ce2" table:formula="of:=[.$B$2]/[.A28]" office:value-type="float" office:value="0.17" calcext:value-type="float">
            <text:p>0.1700000</text:p>
          </table:table-cell>
          <table:table-cell table:formula="of:=[.$B$2]/TAN([.B28]*[.$B$42]+[.$B$43])" office:value-type="float" office:value="37.1845438672531" calcext:value-type="float">
            <text:p>37.18</text:p>
          </table:table-cell>
          <table:table-cell table:style-name="ce3" table:formula="of:=([.D28]/[.A28])-1" office:value-type="percentage" office:value="-0.0703864033186724" calcext:value-type="percentage">
            <text:p>-7.04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table:style-name="ce2" table:formula="of:=[.$B$2]/[.A29]" office:value-type="float" office:value="0.136" calcext:value-type="float">
            <text:p>0.1360000</text:p>
          </table:table-cell>
          <table:table-cell table:formula="of:=[.$B$2]/TAN([.B29]*[.$B$42]+[.$B$43])" office:value-type="float" office:value="48.445874986639" calcext:value-type="float">
            <text:p>48.45</text:p>
          </table:table-cell>
          <table:table-cell table:style-name="ce3" table:formula="of:=([.D29]/[.A29])-1" office:value-type="percentage" office:value="-0.0310825002672191" calcext:value-type="percentage">
            <text:p>-3.11%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1" calcext:value-type="float">
            <text:p>151</text:p>
          </table:table-cell>
          <table:table-cell table:style-name="ce2" table:formula="of:=[.$B$2]/[.A30]" office:value-type="float" office:value="0.113333333333333" calcext:value-type="float">
            <text:p>0.1133333</text:p>
          </table:table-cell>
          <table:table-cell table:formula="of:=[.$B$2]/TAN([.B30]*[.$B$42]+[.$B$43])" office:value-type="float" office:value="56.5005805345449" calcext:value-type="float">
            <text:p>56.5</text:p>
          </table:table-cell>
          <table:table-cell table:style-name="ce3" table:formula="of:=([.D30]/[.A30])-1" office:value-type="percentage" office:value="-0.0583236577575851" calcext:value-type="percentage">
            <text:p>-5.83%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table:style-name="ce2" table:formula="of:=[.$B$2]/[.A31]" office:value-type="float" office:value="0.0971428571428571" calcext:value-type="float">
            <text:p>0.0971429</text:p>
          </table:table-cell>
          <table:table-cell table:formula="of:=[.$B$2]/TAN([.B31]*[.$B$42]+[.$B$43])" office:value-type="float" office:value="67.0060944102751" calcext:value-type="float">
            <text:p>67.01</text:p>
          </table:table-cell>
          <table:table-cell table:style-name="ce3" table:formula="of:=([.D31]/[.A31])-1" office:value-type="percentage" office:value="-0.0427700798532125" calcext:value-type="percentage">
            <text:p>-4.28%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6" calcext:value-type="float">
            <text:p>116</text:p>
          </table:table-cell>
          <table:table-cell table:style-name="ce2" table:formula="of:=[.$B$2]/[.A32]" office:value-type="float" office:value="0.085" calcext:value-type="float">
            <text:p>0.0850000</text:p>
          </table:table-cell>
          <table:table-cell table:formula="of:=[.$B$2]/TAN([.B32]*[.$B$42]+[.$B$43])" office:value-type="float" office:value="81.2155290853207" calcext:value-type="float">
            <text:p>81.22</text:p>
          </table:table-cell>
          <table:table-cell table:style-name="ce3" table:formula="of:=([.D32]/[.A32])-1" office:value-type="percentage" office:value="0.0151941135665081" calcext:value-type="percentage">
            <text:p>1.52%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9" calcext:value-type="float">
            <text:p>109</text:p>
          </table:table-cell>
          <table:table-cell table:style-name="ce2" table:formula="of:=[.$B$2]/[.A33]" office:value-type="float" office:value="0.0755555555555556" calcext:value-type="float">
            <text:p>0.0755556</text:p>
          </table:table-cell>
          <table:table-cell table:formula="of:=[.$B$2]/TAN([.B33]*[.$B$42]+[.$B$43])" office:value-type="float" office:value="88.9672933764349" calcext:value-type="float">
            <text:p>88.97</text:p>
          </table:table-cell>
          <table:table-cell table:style-name="ce3" table:formula="of:=([.D33]/[.A33])-1" office:value-type="percentage" office:value="-0.0114745180396123" calcext:value-type="percentage">
            <text:p>-1.15%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style-name="ce2" table:formula="of:=[.$B$2]/[.A34]" office:value-type="float" office:value="0.068" calcext:value-type="float">
            <text:p>0.0680000</text:p>
          </table:table-cell>
          <table:table-cell table:formula="of:=[.$B$2]/TAN([.B34]*[.$B$42]+[.$B$43])" office:value-type="float" office:value="99.8458191315638" calcext:value-type="float">
            <text:p>99.85</text:p>
          </table:table-cell>
          <table:table-cell table:style-name="ce3" table:formula="of:=([.D34]/[.A34])-1" office:value-type="percentage" office:value="-0.00154180868436238" calcext:value-type="percentage">
            <text:p>-0.15%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table:style-name="ce2" table:formula="of:=[.$B$2]/[.A35]" office:value-type="float" office:value="0.0566666666666667" calcext:value-type="float">
            <text:p>0.0566667</text:p>
          </table:table-cell>
          <table:table-cell table:formula="of:=[.$B$2]/TAN([.B35]*[.$B$42]+[.$B$43])" office:value-type="float" office:value="124.559900156144" calcext:value-type="float">
            <text:p>124.56</text:p>
          </table:table-cell>
          <table:table-cell table:style-name="ce3" table:formula="of:=([.D35]/[.A35])-1" office:value-type="percentage" office:value="0.0379991679678666" calcext:value-type="percentage">
            <text:p>3.80%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1" calcext:value-type="float">
            <text:p>81</text:p>
          </table:table-cell>
          <table:table-cell table:style-name="ce2" table:formula="of:=[.$B$2]/[.A36]" office:value-type="float" office:value="0.0485714285714286" calcext:value-type="float">
            <text:p>0.0485714</text:p>
          </table:table-cell>
          <table:table-cell table:formula="of:=[.$B$2]/TAN([.B36]*[.$B$42]+[.$B$43])" office:value-type="float" office:value="143.68841528331" calcext:value-type="float">
            <text:p>143.69</text:p>
          </table:table-cell>
          <table:table-cell table:style-name="ce3" table:formula="of:=([.D36]/[.A36])-1" office:value-type="percentage" office:value="0.0263458234522131" calcext:value-type="percentage">
            <text:p>2.63%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table:style-name="ce3" table:formula="of:=AVERAGE([.E25:.E36])" office:value-type="percentage" office:value="-0.015800384423395" calcext:value-type="percentage">
            <text:p>-1.58%</text:p>
          </table:table-cell>
        </table:table-row>
        <table:table-row table:style-name="ro1">
          <table:table-cell table:formula="of:=[.B26]" office:value-type="float" office:value="298" calcext:value-type="float">
            <text:p>298</text:p>
          </table:table-cell>
          <table:table-cell table:style-name="ce2" table:formula="of:=[.C26]" office:value-type="float" office:value="0.272" calcext:value-type="float">
            <text:p>0.2720000</text:p>
          </table:table-cell>
          <table:table-cell table:number-columns-repeated="3"/>
        </table:table-row>
        <table:table-row table:style-name="ro1">
          <table:table-cell table:formula="of:=[.B34]" office:value-type="float" office:value="101" calcext:value-type="float">
            <text:p>101</text:p>
          </table:table-cell>
          <table:table-cell table:style-name="ce2" table:formula="of:=[.C34]" office:value-type="float" office:value="0.068" calcext:value-type="float">
            <text:p>0.06800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</text:p>
          </table:table-cell>
          <table:table-cell table:style-name="ce2" table:formula="of:=([.B40]-[.B39])/([.A40]-[.A39])" office:value-type="float" office:value="0.00103553299492386" calcext:value-type="float">
            <text:p>0.00103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style-name="ce2" table:formula="of:=[.B39]-([.B42]*[.A39])" office:value-type="float" office:value="-0.0365888324873096" calcext:value-type="float">
            <text:p>-0.0365888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7" loext:min-decimal-places="7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/00/0000</text:date>, <text:time style:data-style-name="N2" text:time-value="18:02:00.9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0M37S</meta:editing-duration>
    <meta:editing-cycles>6</meta:editing-cycles>
    <meta:generator>LibreOffice/5.0.6.3$Windows_x86 LibreOffice_project/490fc03b25318460cfc54456516ea2519c11d1aa</meta:generator>
    <dc:date>2017-10-10T19:04:13.421000000</dc:date>
    <meta:document-statistic meta:table-count="3" meta:cell-count="138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916cm" svg:height="8.828cm" xlink:href=".." xlink:type="simple" chart:class="chart:line" chart:style-name="ch1">
        <chart:plot-area chart:style-name="ch2" table:cell-range-address="Sheet1.A5:Sheet1.C19" chart:data-source-has-labels="both" svg:x="1.336cm" svg:y="0.176cm" svg:width="13.282cm" svg:height="7.468cm">
          <chartooo:coordinate-region svg:x="2.222cm" svg:y="0.39cm" svg:width="12.077cm" svg:height="6.155cm"/>
          <chart:axis chart:dimension="x" chart:name="primary-x" chart:style-name="ch3" chartooo:axis-type="auto">
            <chartooo:date-scale/>
            <chart:title svg:x="7.179cm" svg:y="7.821cm" chart:style-name="ch4">
              <text:p>Distance</text:p>
            </chart:title>
            <chart:categories table:cell-range-address="Sheet1.A5:Sheet1.A19"/>
          </chart:axis>
          <chart:axis chart:dimension="y" chart:name="primary-y" chart:style-name="ch3">
            <chart:title svg:x="0.451cm" svg:y="5.634cm" chart:style-name="ch5">
              <text:p>Pixel From Horizon</text:p>
            </chart:title>
            <chart:grid chart:style-name="ch6" chart:class="major"/>
          </chart:axis>
          <chart:series chart:style-name="ch7" chart:values-cell-range-address="Sheet1.B6:Sheet1.B19" chart:label-cell-address="Sheet1.B5:Sheet1.C5" chart:class="chart:line">
            <chart:data-point chart:repeated="14"/>
          </chart:series>
          <chart:series chart:style-name="ch8" chart:values-cell-range-address="Sheet1.C6:Sheet1.C19" chart:label-cell-address="Sheet1.B5:Sheet1.C5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nter Right</text:p>
                <text:list>
                  <text:list-item>
                    <text:p>Center</text:p>
                  </text:list-item>
                  <text:list-item>
                    <text:p>Right</text:p>
                  </text:list-item>
                </text:list>
                <draw:g>
                  <svg:desc>Sheet1.B5:Sheet1.C5</svg:desc>
                </draw:g>
              </table:table-cell>
              <table:table-cell office:value-type="string">
                <text:p>Center Right</text:p>
                <text:list>
                  <text:list-item>
                    <text:p>Center</text:p>
                  </text:list-item>
                  <text:list-item>
                    <text:p>Right</text:p>
                  </text:list-item>
                </text:list>
                <draw:g>
                  <svg:desc>Sheet1.B5:Sheet1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stance</text:p>
                <draw:g>
                  <svg:desc>Sheet1.A5:Sheet1.A19</svg:desc>
                </draw:g>
              </table:table-cell>
              <table:table-cell office:value-type="float" office:value="NaN">
                <text:p>NaN</text:p>
                <draw:g>
                  <svg:desc>Sheet1.B6:Sheet1.B19</svg:desc>
                </draw:g>
              </table:table-cell>
              <table:table-cell office:value-type="float" office:value="NaN">
                <text:p>NaN</text:p>
                <draw:g>
                  <svg:desc>Sheet1.C6:Sheet1.C19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57">
                <text:p>357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8">
                <text:p>298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3">
                <text:p>253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10">
                <text:p>21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70">
                <text:p>17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51">
                <text:p>15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33">
                <text:p>13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9">
                <text:p>10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1">
                <text:p>10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8">
                <text:p>8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1">
                <text:p>81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344cm" svg:height="7.468cm" xlink:href=".." xlink:type="simple" chart:class="chart:bar" chart:style-name="ch1">
        <chart:legend svg:x="3.759cm" svg:y="0cm" style:legend-expansion="custom" chartooo:width="1.009cm" chartooo:height="0.618cm" style:legend-expansion-aspect-ratio="1.6326860841424" chart:style-name="ch2"/>
        <chart:plot-area chart:style-name="ch3" table:cell-range-address="Sheet1.D5:Sheet1.D19" chart:data-source-has-labels="row" svg:x="0.206cm" svg:y="0.149cm" svg:width="9.932cm" svg:height="7.17cm">
          <chartooo:coordinate-region svg:x="0.88cm" svg:y="0.362cm" svg:width="9.258cm" svg:height="6.2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6:Sheet1.D19" chart:label-cell-address="Sheet1.D5:Sheet1.D5" chart:class="chart:ba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</text:p>
                <draw:g>
                  <svg:desc>Sheet1.D5:Sheet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6:Sheet1.D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22cm" svg:height="8.961cm" xlink:href=".." xlink:type="simple" chart:class="chart:line" chart:style-name="ch1">
        <chart:title svg:x="5.836cm" svg:y="0.315cm" chart:style-name="ch2">
          <text:p>PTC -&gt; cm</text:p>
        </chart:title>
        <chart:plot-area chart:style-name="ch3" table:cell-range-address="Sheet1.A24:Sheet1.B36" chart:data-source-has-labels="both" svg:x="0.284cm" svg:y="1.299cm" svg:width="13.652cm" svg:height="7.483cm">
          <chartooo:coordinate-region svg:x="1.17cm" svg:y="1.512cm" svg:width="12.447cm" svg:height="6.596cm"/>
          <chart:axis chart:dimension="x" chart:name="primary-x" chart:style-name="ch4" chartooo:axis-type="auto">
            <chartooo:date-scale/>
            <chart:categories table:cell-range-address="Sheet1.A24:Sheet1.A3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5:Sheet1.B36" chart:label-cell-address="Sheet1.B24:Sheet1.B24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TC</text:p>
                <draw:g>
                  <svg:desc>Sheet1.B24:Sheet1.B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stance</text:p>
                <draw:g>
                  <svg:desc>Sheet1.A24:Sheet1.A36</svg:desc>
                </draw:g>
              </table:table-cell>
              <table:table-cell office:value-type="float" office:value="357">
                <text:p>357</text:p>
                <draw:g>
                  <svg:desc>Sheet1.B25:Sheet1.B36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1">
                <text:p>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">
      <number:number number:decimal-places="7" loext:min-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8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8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8.988cm" xlink:href=".." xlink:type="simple" chart:class="chart:scatter" chart:style-name="ch1">
        <chart:title svg:x="6.33cm" svg:y="0.315cm" chart:style-name="ch2">
          <text:p>PTC -&gt; Theta</text:p>
        </chart:title>
        <chart:plot-area chart:style-name="ch3" table:cell-range-address="Sheet1.B24:Sheet1.C36" chart:data-source-has-labels="both" svg:x="0.32cm" svg:y="1.299cm" svg:width="15.363cm" svg:height="7.51cm">
          <chartooo:coordinate-region svg:x="2.476cm" svg:y="1.512cm" svg:width="12.888cm" svg:height="6.623cm"/>
          <chart:axis chart:dimension="x" chart:name="primary-x" chart:style-name="ch4" chartooo:axis-type="auto">
            <chart:categories table:cell-range-address="Sheet1.B25:Sheet1.B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5:Sheet1.C36" chart:label-cell-address="Sheet1.C24:Sheet1.C24" chart:class="chart:scatter">
            <chart:domain table:cell-range-address="Sheet1.B25:Sheet1.B36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ta</text:p>
                <draw:g>
                  <svg:desc>Sheet1.C24:Sheet1.C24</svg:desc>
                </draw:g>
              </table:table-cell>
            </table:table-row>
          </table:table-header-rows>
          <table:table-rows>
            <table:table-row>
              <table:table-cell office:value-type="float" office:value="357">
                <text:p>360</text:p>
                <draw:g>
                  <svg:desc>Sheet1.B25:Sheet1.B36</svg:desc>
                </draw:g>
              </table:table-cell>
              <table:table-cell office:value-type="float" office:value="0.34">
                <text:p>0.34</text:p>
                <draw:g>
                  <svg:desc>Sheet1.C25:Sheet1.C36</svg:desc>
                </draw:g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0.226666666666667">
                <text:p>0.22666666666666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113333333333333">
                <text:p>0.113333333333333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971428571428571">
                <text:p>0.097142857142857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.0755555555555556">
                <text:p>0.075555555555555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.0566666666666667">
                <text:p>0.0566666666666667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485714285714286">
                <text:p>0.04857142857142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